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5000002096531FB67B15191D6.png" manifest:media-type="image/png"/>
  <manifest:file-entry manifest:full-path="Pictures/10000201000001750000020985989DD28ED14F71.png" manifest:media-type="image/png"/>
  <manifest:file-entry manifest:full-path="Pictures/1000020100000175000002098908ED79386F357A.png" manifest:media-type="image/png"/>
  <manifest:file-entry manifest:full-path="Pictures/1000020100000175000002097A0DB4FF9CD86FEF.png" manifest:media-type="image/png"/>
  <manifest:file-entry manifest:full-path="Pictures/1000020100000175000002092451132013972DD9.png" manifest:media-type="image/png"/>
  <manifest:file-entry manifest:full-path="Pictures/10000201000001750000020913A223959EDE9E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7b7" officeooo:paragraph-rsid="0001c7b7"/>
    </style:style>
    <style:style style:name="P2" style:family="paragraph" style:parent-style-name="Standard">
      <style:text-properties officeooo:rsid="0001c7b7" officeooo:paragraph-rsid="0001c7b7"/>
    </style:style>
    <style:style style:name="P3" style:family="paragraph" style:parent-style-name="Standard">
      <style:paragraph-properties fo:break-before="page"/>
      <style:text-properties officeooo:rsid="0001c7b7" officeooo:paragraph-rsid="0001c7b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4598in" svg:y="0.3016in" svg:width="3.7201in" svg:height="5.1799in" draw:z-index="0">
        <draw:image xlink:href="Pictures/1000020100000175000002098908ED79386F357A.png" xlink:type="simple" xlink:show="embed" xlink:actuate="onLoad"/>
      </draw:frame>
      <text:p text:style-name="P1"><draw:frame draw:style-name="fr2" draw:name="Image2" text:anchor-type="paragraph" svg:x="3.5528in" svg:y="-0.5146in" svg:width="3.7201in" svg:height="5.1902in" draw:z-index="4"><draw:image xlink:href="Pictures/1000020100000175000002092451132013972DD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-0.3in" svg:y="1.122in" svg:width="3.7201in" svg:height="5.1799in" draw:z-index="3"><draw:image xlink:href="Pictures/1000020100000175000002097A0DB4FF9CD86FEF.png" xlink:type="simple" xlink:show="embed" xlink:actuate="onLoad"/></draw:frame><draw:frame draw:style-name="fr2" draw:name="Image4" text:anchor-type="paragraph" svg:x="3.5783in" svg:y="1.1516in" svg:width="3.7201in" svg:height="5.0598in" draw:z-index="5"><draw:image xlink:href="Pictures/10000201000001750000020913A223959EDE9E8E.png" xlink:type="simple" xlink:show="embed" xlink:actuate="onLoad"/></draw:frame></text:p>
      <text:p text:style-name="P3"><draw:frame draw:style-name="fr2" draw:name="Image5" text:anchor-type="paragraph" svg:x="-0.198in" svg:y="0.0091in" svg:width="3.7201in" svg:height="5.1902in" draw:z-index="1"><draw:image xlink:href="Pictures/10000201000001750000020985989DD28ED14F71.png" xlink:type="simple" xlink:show="embed" xlink:actuate="onLoad"/></draw:frame><draw:frame draw:style-name="fr2" draw:name="Image6" text:anchor-type="paragraph" svg:x="3.7299in" svg:y="0.0252in" svg:width="3.7201in" svg:height="5.1902in" draw:z-index="2"><draw:image xlink:href="Pictures/1000020100000175000002096531FB67B15191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4:13:48.420571383</meta:creation-date>
    <dc:date>2017-10-12T21:44:49.781900708</dc:date>
    <meta:editing-duration>PT34M29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